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17:39:29.2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17:40:14.367000000</dc:date>
    <meta:print-date>2006-09-05T16:08:04</meta:print-date>
    <meta:editing-duration>PT15M43S</meta:editing-duration>
    <meta:editing-cycles>10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433cm" svg:y="0.315cm" chart:style-name="ch2">
          <text:p>Éves árbevétel</text:p>
        </chart:title>
        <chart:legend chart:legend-position="end" svg:x="14.482cm" svg:y="3.568cm" style:legend-expansion="high" chart:style-name="ch3"/>
        <chart:plot-area chart:style-name="ch4" table:cell-range-address="Mo_példa_06_a.D10:Mo_példa_06_a.H14" chart:data-source-has-labels="both" svg:x="1.318cm" svg:y="1.248cm" svg:width="12.805cm" svg:height="6.659cm">
          <chartooo:coordinate-region svg:x="3.501cm" svg:y="1.421cm" svg:width="9.496cm" svg:height="5.892cm"/>
          <chart:axis chart:dimension="x" chart:name="primary-x" chart:style-name="ch5" chartooo:axis-type="auto">
            <chartooo:date-scale/>
            <chart:title svg:x="6.922cm" svg:y="8.087cm" chart:style-name="ch6">
              <text:p>Negyedév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6cm" chart:style-name="ch8">
              <text:p>Árbevétel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H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  <table:table-cell office:value-type="string">
                <text:p>4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